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ba08" officeooo:paragraph-rsid="0012ba08"/>
    </style:style>
    <style:style style:name="P2" style:family="paragraph" style:parent-style-name="Standard" style:list-style-name="L1">
      <style:text-properties officeooo:rsid="0012ba08" officeooo:paragraph-rsid="0012ba08"/>
    </style:style>
    <style:style style:name="P3" style:family="paragraph" style:parent-style-name="Standard" style:list-style-name="L1">
      <style:text-properties officeooo:paragraph-rsid="0012ba08"/>
    </style:style>
    <style:style style:name="P4" style:family="paragraph" style:parent-style-name="Standard" style:list-style-name="L1">
      <style:text-properties officeooo:rsid="0014388e" officeooo:paragraph-rsid="0014388e"/>
    </style:style>
    <style:style style:name="P5" style:family="paragraph" style:parent-style-name="Standard" style:list-style-name="L1">
      <style:text-properties officeooo:rsid="001501d4" officeooo:paragraph-rsid="001501d4"/>
    </style:style>
    <style:style style:name="P6" style:family="paragraph" style:parent-style-name="Standard" style:list-style-name="L1">
      <style:text-properties officeooo:rsid="0016c8ae" officeooo:paragraph-rsid="0016c8ae"/>
    </style:style>
    <style:style style:name="P7" style:family="paragraph" style:parent-style-name="Standard" style:list-style-name="L1">
      <style:text-properties officeooo:rsid="0016cb44" officeooo:paragraph-rsid="0016cb44"/>
    </style:style>
    <style:style style:name="P8" style:family="paragraph" style:parent-style-name="Standard" style:list-style-name="L1">
      <style:text-properties officeooo:rsid="001874a0" officeooo:paragraph-rsid="001874a0"/>
    </style:style>
    <style:style style:name="P9" style:family="paragraph" style:parent-style-name="Standard" style:list-style-name="L1">
      <style:text-properties officeooo:rsid="001ad30f" officeooo:paragraph-rsid="001ad30f"/>
    </style:style>
    <style:style style:name="P10" style:family="paragraph" style:parent-style-name="Standard" style:list-style-name="L1">
      <style:text-properties officeooo:rsid="001c9a9f" officeooo:paragraph-rsid="001c9a9f"/>
    </style:style>
    <style:style style:name="P11" style:family="paragraph" style:parent-style-name="Standard" style:list-style-name="L1">
      <style:text-properties officeooo:rsid="001d486b" officeooo:paragraph-rsid="001d486b"/>
    </style:style>
    <style:style style:name="P12" style:family="paragraph" style:parent-style-name="Standard" style:list-style-name="L1">
      <style:text-properties officeooo:rsid="001dc8ae" officeooo:paragraph-rsid="001dc8ae"/>
    </style:style>
    <style:style style:name="P13" style:family="paragraph" style:parent-style-name="Standard" style:list-style-name="L1">
      <style:text-properties officeooo:rsid="002121ad" officeooo:paragraph-rsid="002121ad"/>
    </style:style>
    <style:style style:name="P14" style:family="paragraph" style:parent-style-name="Standard" style:list-style-name="L1">
      <style:text-properties officeooo:rsid="00237db2" officeooo:paragraph-rsid="00237db2"/>
    </style:style>
    <style:style style:name="P15" style:family="paragraph" style:parent-style-name="Standard" style:list-style-name="L1">
      <style:text-properties officeooo:rsid="00246490" officeooo:paragraph-rsid="00246490"/>
    </style:style>
    <style:style style:name="P16" style:family="paragraph" style:parent-style-name="Standard" style:list-style-name="L1">
      <style:text-properties officeooo:rsid="0025e292" officeooo:paragraph-rsid="0025e292"/>
    </style:style>
    <style:style style:name="P17" style:family="paragraph" style:parent-style-name="Standard" style:list-style-name="L1">
      <style:text-properties officeooo:rsid="0027260b" officeooo:paragraph-rsid="0027260b"/>
    </style:style>
    <style:style style:name="P18" style:family="paragraph" style:parent-style-name="Standard" style:list-style-name="L1">
      <style:text-properties officeooo:rsid="0027eab0" officeooo:paragraph-rsid="0027eab0"/>
    </style:style>
    <style:style style:name="P19" style:family="paragraph" style:parent-style-name="Standard" style:list-style-name="L1">
      <style:text-properties officeooo:rsid="002d8cad" officeooo:paragraph-rsid="002d8cad"/>
    </style:style>
    <style:style style:name="P20" style:family="paragraph" style:parent-style-name="Standard" style:list-style-name="L1">
      <style:text-properties officeooo:rsid="003029a2" officeooo:paragraph-rsid="003029a2"/>
    </style:style>
    <style:style style:name="P21" style:family="paragraph" style:parent-style-name="Standard" style:list-style-name="L1">
      <style:text-properties officeooo:rsid="003093ac" officeooo:paragraph-rsid="003093ac"/>
    </style:style>
    <style:style style:name="P22" style:family="paragraph" style:parent-style-name="Standard" style:list-style-name="L1">
      <style:text-properties officeooo:rsid="0031669b" officeooo:paragraph-rsid="0031669b"/>
    </style:style>
    <style:style style:name="P23" style:family="paragraph" style:parent-style-name="Standard" style:list-style-name="L1">
      <style:text-properties officeooo:rsid="0032fd35" officeooo:paragraph-rsid="0032fd35"/>
    </style:style>
    <style:style style:name="P24" style:family="paragraph" style:parent-style-name="Standard" style:list-style-name="L1">
      <style:text-properties officeooo:rsid="003406f5" officeooo:paragraph-rsid="003406f5"/>
    </style:style>
    <style:style style:name="P25" style:family="paragraph" style:parent-style-name="Standard" style:list-style-name="L1">
      <style:text-properties officeooo:rsid="00356931" officeooo:paragraph-rsid="00356931"/>
    </style:style>
    <style:style style:name="P26" style:family="paragraph" style:parent-style-name="Standard" style:list-style-name="L1">
      <style:text-properties officeooo:rsid="00367949" officeooo:paragraph-rsid="00367949"/>
    </style:style>
    <style:style style:name="T1" style:family="text">
      <style:text-properties officeooo:rsid="0012ba08"/>
    </style:style>
    <style:style style:name="T2" style:family="text">
      <style:text-properties officeooo:rsid="001e736a"/>
    </style:style>
    <style:style style:name="T3" style:family="text">
      <style:text-properties officeooo:rsid="00206e3a"/>
    </style:style>
    <style:style style:name="T4" style:family="text">
      <style:text-properties officeooo:rsid="0022c397"/>
    </style:style>
    <style:style style:name="T5" style:family="text">
      <style:text-properties officeooo:rsid="00287c66"/>
    </style:style>
    <style:style style:name="T6" style:family="text">
      <style:text-properties officeooo:rsid="002f8a91"/>
    </style:style>
    <style:style style:name="T7" style:family="text">
      <style:text-properties officeooo:rsid="003029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56087211" text:style-name="L1">
        <text:list-item>
          <text:p text:style-name="P3"><text:span text:style-name="T1">Amazon cloudwatch is a global service that has been designed to be yout window into the health and operational performance of your applications and infrastructure. </text:span></text:p>
        </text:list-item>
        <text:list-item>
          <text:p text:style-name="P2">It’s able to collate and present meaningful operational data from your resources allowing you to monitor and review their performance. Thi gives us advantage of the inghts that cloudwatch provides, which in turn can trigger automated responses or provide you with the opoortunity and time to make manual operational changes and decisions to optimize yor infrastructure if required.</text:p>
        </text:list-item>
        <text:list-item>
          <text:p text:style-name="P2">Cloud watch components/features:</text:p>
          <text:list>
            <text:list-item>
              <text:p text:style-name="P2">CloudWatch dashboards</text:p>
            </text:list-item>
            <text:list-item>
              <text:p text:style-name="P2">CloudWatch Metrics and Anomaly Detection</text:p>
            </text:list-item>
            <text:list-item>
              <text:p text:style-name="P2">CloudWatch Alarms</text:p>
            </text:list-item>
            <text:list-item>
              <text:p text:style-name="P2">cloudwatch eventbridge</text:p>
            </text:list-item>
            <text:list-item>
              <text:p text:style-name="P2">cloudwatch logs</text:p>
            </text:list-item>
            <text:list-item>
              <text:p text:style-name="P2">cloudwatch insights</text:p>
            </text:list-item>
          </text:list>
        </text:list-item>
      </text:list>
      <text:p text:style-name="P1"/>
      <text:p text:style-name="P1"/>
      <text:list xml:id="list183310857748117" text:continue-numbering="true" text:style-name="L1">
        <text:list-item>
          <text:p text:style-name="P2">Metrics are a key component and fundamental to the success of cloudwatch, they enable to monitor a specific element of an application or resource over a preiod of time while tracking these data points. For example the number of diskreads or diskwrites on an EC2 instance, there are just 2 metrics relating to EC2 that you can monitor. Different services will offer different metrics, example, there is no diskreads for S3 as it’s not a compute service. However there are metrics related to the S3 service are available such as numberOfObjects which tracks the number of objects in a specified bucket.</text:p>
        </text:list-item>
        <text:list-item>
          <text:p text:style-name="P2">By default when working with cloudwatch, everyone has access to a free set of metrics, and for ec2, these are collated over a time period of 5 minutes. However for a small fee you can enable detailed monitoring which will allow you to gain a deeper insign by collating data across the metrics every minute.</text:p>
        </text:list-item>
        <text:list-item>
          <text:p text:style-name="P4">Can create custom metrics for applications, using any time-series data points required, metrics are regional meaning that any metrics created in 1 region will not be available in another.</text:p>
        </text:list-item>
        <text:list-item>
          <text:p text:style-name="P5">CloudWatch metrics also allows a feature called anomaly detection. This allows cloudwatch to implement machine learning algorithms against your metric data to help detect any activity that sits outside of the normal baseline parameters that are generlly expected. Advance warning of this can help you detect an issue long before it becomes a production problem.</text:p>
        </text:list-item>
        <text:list-item>
          <text:p text:style-name="P6">Cloudwatch alarms tightly integrate with metrics and allow to implement automatic actions based on specific thresholds that you can configure relating to each metric.</text:p>
        </text:list-item>
        <text:list-item>
          <text:p text:style-name="P7">Example, set an alarm to activate an auto scaling operating, such as provisioning another instance if your CPUUtilization of an EC2 instance peaked at 75% for more than 5 minutes. Could also configure an alarm to send a message to an SNS topic when the same instance drops back below the 75% threshold, causing it to come out of an alarm state notifying engineers of the change.</text:p>
        </text:list-item>
        <text:list-item>
          <text:p text:style-name="P8">There are 3 different alarm states associated with a metric:</text:p>
          <text:list>
            <text:list-item>
              <text:p text:style-name="P9">OK – Metric is within defined configured threshold</text:p>
            </text:list-item>
            <text:list-item>
              <text:p text:style-name="P9">ALARM – the metric has exceeded the thresholds settings</text:p>
            </text:list-item>
            <text:list-item>
              <text:p text:style-name="P9">INSUFFICIENT_DATA – The alarm has just started, the metric is not available or not enough data is available for the metric to determine the alarm state.</text:p>
            </text:list-item>
          </text:list>
        </text:list-item>
        <text:list-item>
          <text:p text:style-name="P10">Cloudwatch eventBridge provides a means of connecting your own applications to a variety of different targets, typically AWS services to allow you to implement a level of real time monitoring, allowing you to respont to events that occur in your application as they happen.</text:p>
        </text:list-item>
        <text:list-item>
          <text:p text:style-name="P11">An event is anything that causes a change to your environment or application.</text:p>
        </text:list-item>
        <text:list-item>
          <text:p text:style-name="P12">The benefit of EventBridge is that it offers you the opportunity to implement a level of event driven architecture in a real-time decoupled environment. <text:span text:style-name="T2">EventBridge establishes a connection between your applications and specified targets to allow a data stream of events to be sent. Currently, there is wide range of targets that can be used as a destination for events. </text:span><text:span text:style-name="T3">EventBridge has rules, targets and event buses:</text:span></text:p>
          <text:list>
            <text:list-item>
              <text:p text:style-name="P13">A rule acts as a filter for incoming streams of event traffic and then routes these events to the approriiate target defined within the rule. <text:span text:style-name="T4">The rule itself can route traffic to multiple targets, however the target must be in the same region.</text:span></text:p>
            </text:list-item>
            <text:list-item>
              <text:p text:style-name="P14">Targets – targets and where the events are sent by the <text:s/>rules, such as LAMBDA,SQS,Kineses,SNS. All events received by the target are done in a JSON format.</text:p>
            </text:list-item>
            <text:list-item>
              <text:p text:style-name="P15">Event Buses - <text:s/>An event bus is the component that actually recieves the event from your applications and your rules are associated with a sepcific event bus. Cloudwatch eventBridge uses a default event bus that is used to receive events from aws services, However, you are unable to create your own event bus.</text:p>
            </text:list-item>
          </text:list>
        </text:list-item>
        <text:list-item>
          <text:p text:style-name="P16">CloudWatch logs gives a centralized location for logs from different AWS services that provide logs as an output, such as CloudTrail,EC2,VPC flow logs etc. In addition to your own applications.</text:p>
        </text:list-item>
        <text:list-item>
          <text:p text:style-name="P17">When log data is fed into cloudwatch logs you can utulize cloudwatch log insights to monitor the logstream in real time and configure filters to search for specific evnetries and actions that you need to be alered on or respond to. This allows cloudwatch logs to act as a central repo for real time monitoring of log data.</text:p>
        </text:list-item>
        <text:list-item>
          <text:p text:style-name="P18">An advantage of cloudwatch logs comes with the installation of the unified cloudwatch agent, which can collect logs and additional metric data from EC2 instances as well from on-premise services running either linux or windows. This metric data is an addition to the default ec2 <text:span text:style-name="T5">metrics that cloudwatch auto configs for you.</text:span></text:p>
        </text:list-item>
        <text:list-item>
          <text:p text:style-name="P19">There are 3 different types of insigts with cloudwatch, there are log insights, container insights and lambda insights. <text:span text:style-name="T6">Insights provide </text:span><text:span text:style-name="T7">the ability to get more information from the data that cloudwatch is collecting. </text:span></text:p>
          <text:list>
            <text:list-item>
              <text:p text:style-name="P20">Log insights</text:p>
              <text:list>
                <text:list-item>
                  <text:p text:style-name="P20">This feature can analyze your logs that are captured by cloudwatch logs at scale in seconds using interactive queries deliverying visualizations that can be represented as bar,line,pie or stacked area charts. </text:p>
                </text:list-item>
                <text:list-item>
                  <text:p text:style-name="P21">We can use log isnghts to filter log data to retrieve specific data allowing you to gather insights of interest.</text:p>
                </text:list-item>
              </text:list>
            </text:list-item>
            <text:list-item>
              <text:p text:style-name="P22">Container insights</text:p>
              <text:list>
                <text:list-item>
                  <text:p text:style-name="P23">allow to collate and group different metric data from different container services and applications within AWS, for example EKS and ECS.</text:p>
                </text:list-item>
                <text:list-item>
                  <text:p text:style-name="P24">Container insights also allow to capture and monitor diagnostic data giving you additional ansights into how to resolve issues within container architecture. This monitoring and insight data can be analyzed at the cluster, node, pod and task level.</text:p>
                </text:list-item>
              </text:list>
            </text:list-item>
            <text:list-item>
              <text:p text:style-name="P25">Lambda insights</text:p>
              <text:list>
                <text:list-item>
                  <text:p text:style-name="P26">Gathers and aggregates system and diagnostic metrics related to aws lambda to help monitor and troubleshoot serverless applications.</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07:57:29.864607796</meta:creation-date>
    <dc:date>2023-06-29T18:30:43.647364173</dc:date>
    <meta:editing-duration>PT10H32M58S</meta:editing-duration>
    <meta:editing-cycles>32</meta:editing-cycles>
    <meta:generator>LibreOffice/7.4.5.1$Linux_X86_64 LibreOffice_project/40$Build-1</meta:generator>
    <meta:document-statistic meta:table-count="0" meta:image-count="0" meta:object-count="0" meta:page-count="1" meta:paragraph-count="37" meta:word-count="1072" meta:character-count="6477" meta:non-whitespace-character-count="5470"/>
  </office:meta>
</office:document-meta>
</file>